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3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2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23:51:51.8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4T12:49:05.579000000</dc:date>
    <meta:editing-duration>P33DT20H44M34S</meta:editing-duration>
    <meta:editing-cycles>858</meta:editing-cycles>
    <meta:generator>LibreOffice/5.2.6.2$Windows_x86 LibreOffice_project/a3100ed2409ebf1c212f5048fbe377c281438fdc</meta:generator>
    <dc:creator>James Petts</dc:creator>
    <meta:document-statistic meta:table-count="3" meta:cell-count="3123" meta:object-count="0"/>
  </office:meta>
</office:document-meta>
</file>